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language="da" fo:country="DK"/>
    </style:style>
    <style:style style:name="P2" style:family="paragraph" style:parent-style-name="Text_20_body">
      <style:text-properties fo:language="da" fo:country="DK" officeooo:rsid="0014f416" officeooo:paragraph-rsid="0014f416"/>
    </style:style>
    <style:style style:name="P3" style:family="paragraph" style:parent-style-name="Text_20_body">
      <style:text-properties fo:language="da" fo:country="DK" officeooo:rsid="00155680" officeooo:paragraph-rsid="00155680"/>
    </style:style>
    <style:style style:name="P4" style:family="paragraph" style:parent-style-name="Text_20_body">
      <style:text-properties fo:language="da" fo:country="DK" officeooo:rsid="00177496" officeooo:paragraph-rsid="00177496"/>
    </style:style>
    <style:style style:name="P5" style:family="paragraph" style:parent-style-name="Text_20_body">
      <style:text-properties fo:language="da" fo:country="DK" officeooo:rsid="001b0a38" officeooo:paragraph-rsid="001b0a38"/>
    </style:style>
    <style:style style:name="P6" style:family="paragraph" style:parent-style-name="Text_20_body">
      <style:text-properties fo:language="da" fo:country="DK" officeooo:rsid="001a2275" officeooo:paragraph-rsid="001a2275"/>
    </style:style>
    <style:style style:name="P7" style:family="paragraph" style:parent-style-name="Text_20_body">
      <style:text-properties fo:language="da" fo:country="DK" officeooo:rsid="001a992e" officeooo:paragraph-rsid="001a992e"/>
    </style:style>
    <style:style style:name="P8" style:family="paragraph" style:parent-style-name="Text_20_body">
      <style:text-properties fo:language="da" fo:country="DK" officeooo:rsid="001c0029" officeooo:paragraph-rsid="001c0029"/>
    </style:style>
    <style:style style:name="P9" style:family="paragraph" style:parent-style-name="Text_20_body">
      <style:text-properties fo:language="da" fo:country="DK" officeooo:rsid="001c15d4" officeooo:paragraph-rsid="001c15d4"/>
    </style:style>
    <style:style style:name="P10" style:family="paragraph" style:parent-style-name="Text_20_body">
      <style:text-properties fo:language="da" fo:country="DK" officeooo:rsid="001e0999" officeooo:paragraph-rsid="001e0999"/>
    </style:style>
    <style:style style:name="P11" style:family="paragraph" style:parent-style-name="Text_20_body">
      <style:text-properties officeooo:rsid="001f7d8a" officeooo:paragraph-rsid="001f7d8a"/>
    </style:style>
    <style:style style:name="T1" style:family="text">
      <style:text-properties officeooo:rsid="001b0a38"/>
    </style:style>
    <style:style style:name="T2" style:family="text">
      <style:text-properties officeooo:rsid="001fc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otetagning</text:h>
      <text:p text:style-name="P2">Gruppen har 4 medlemmer: 1 tog noget I hånden, 1 på Word Pad, 2 I onenote.</text:p>
      <text:p text:style-name="P3">Gruppen har generelt taget noter I form a nøgleord for at gøre det nemt at finde de mest vigtige ting.</text:p>
      <text:p text:style-name="P3"/>
      <text:p text:style-name="Heading">Fordele ved håndskrift:</text:p>
      <text:p text:style-name="P4">Det er nemmere at tegne og udforme noterne som man har lyst.</text:p>
      <text:p text:style-name="Heading">Ulemper:</text:p>
      <text:p text:style-name="P5">Man skal læse sin egen håndskrift.</text:p>
      <text:p text:style-name="P5">Det er svært at holde styr på.</text:p>
      <text:p text:style-name="P4"/>
      <text:p text:style-name="Heading">Fordele ved Word Pad:</text:p>
      <text:p text:style-name="P6">Det kan printes da det er skrevet på a4 format.</text:p>
      <text:p text:style-name="P6">Det er også nemt at redigere og der kan søges til nøds.</text:p>
      <text:p text:style-name="P10">.rtl kan åbnes på alle platforme!</text:p>
      <text:p text:style-name="Heading">Ulemper:</text:p>
      <text:p text:style-name="P8">Det bliver nemt uoverskueligt</text:p>
      <text:p text:style-name="P8">Kan ikke tegne så nemt.</text:p>
      <text:p text:style-name="P9">Man skal også holde styr på sine filer og sørge for at de er organiseret.</text:p>
      <text:p text:style-name="P6"/>
      <text:p text:style-name="Heading"><text:span text:style-name="T1">Fordele ved </text:span>Onenote:</text:p>
      <text:p text:style-name="P7">Frihåndstegning så det er en digital version af papir.</text:p>
      <text:p text:style-name="P7">Søgning er nemt. Kategorisering er også nemt.</text:p>
      <text:p text:style-name="Heading">Ulemper:</text:p>
      <text:p text:style-name="P11"><text:span text:style-name="T2">N</text:span>oter I OneNote egner sig ikke til udskrift.</text:p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1:19:25.720441000</meta:creation-date>
    <meta:generator>LibreOffice/5.0.1.2$MacOSX_X86_64 LibreOffice_project/81898c9f5c0d43f3473ba111d7b351050be20261</meta:generator>
    <dc:date>2015-09-04T11:31:16.501921000</dc:date>
    <meta:editing-duration>PT11M44S</meta:editing-duration>
    <meta:editing-cycles>17</meta:editing-cycles>
    <meta:document-statistic meta:table-count="0" meta:image-count="0" meta:object-count="0" meta:page-count="1" meta:paragraph-count="21" meta:word-count="151" meta:character-count="802" meta:non-whitespace-character-count="672"/>
  </office:meta>
</office:document-meta>
</file>